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text-properties officeooo:rsid="000b00dc" officeooo:paragraph-rsid="000b00dc"/>
    </style:style>
    <style:style style:name="P2" style:family="paragraph" style:parent-style-name="Text_20_body">
      <style:text-properties officeooo:paragraph-rsid="000f57e8"/>
    </style:style>
    <style:style style:name="P3" style:family="paragraph" style:parent-style-name="Text_20_body">
      <style:text-properties officeooo:paragraph-rsid="0010bcae"/>
    </style:style>
    <style:style style:name="P4" style:family="paragraph" style:parent-style-name="Text_20_body">
      <style:text-properties officeooo:paragraph-rsid="00123f7c"/>
    </style:style>
    <style:style style:name="P5" style:family="paragraph" style:parent-style-name="Text_20_body">
      <style:text-properties officeooo:paragraph-rsid="0013d5ef"/>
    </style:style>
    <style:style style:name="P6" style:family="paragraph" style:parent-style-name="Text_20_body">
      <style:text-properties officeooo:paragraph-rsid="0015a55e"/>
    </style:style>
    <style:style style:name="P7" style:family="paragraph" style:parent-style-name="Text_20_body">
      <style:text-properties officeooo:paragraph-rsid="0015aba1"/>
    </style:style>
    <style:style style:name="P8" style:family="paragraph" style:parent-style-name="Text_20_body">
      <style:text-properties officeooo:paragraph-rsid="00169723"/>
    </style:style>
    <style:style style:name="P9" style:family="paragraph" style:parent-style-name="Text_20_body">
      <style:text-properties fo:font-style="italic" officeooo:paragraph-rsid="000b00dc" style:font-style-asian="italic" style:font-style-complex="italic"/>
    </style:style>
    <style:style style:name="P10" style:family="paragraph" style:parent-style-name="Text_20_body">
      <style:text-properties fo:font-style="italic" officeooo:rsid="000bdb35" officeooo:paragraph-rsid="000bdb35" style:font-style-asian="italic" style:font-style-complex="italic"/>
    </style:style>
    <style:style style:name="P11" style:family="paragraph" style:parent-style-name="Text_20_body">
      <style:text-properties fo:font-style="italic" officeooo:paragraph-rsid="000d60ce" style:font-style-asian="italic" style:font-style-complex="italic"/>
    </style:style>
    <style:style style:name="P12" style:family="paragraph" style:parent-style-name="Text_20_body">
      <style:text-properties officeooo:paragraph-rsid="000e7176"/>
    </style:style>
    <style:style style:name="P13" style:family="paragraph" style:parent-style-name="Title">
      <style:text-properties style:font-name="Calibri Light" fo:font-size="28pt" fo:language="es" fo:country="ES" officeooo:paragraph-rsid="000b00dc"/>
    </style:style>
    <style:style style:name="P14" style:family="paragraph" style:parent-style-name="Heading_20_1">
      <style:text-properties officeooo:rsid="000b00dc" officeooo:paragraph-rsid="000b00dc"/>
    </style:style>
    <style:style style:name="P15" style:family="paragraph" style:parent-style-name="Text_20_body" style:list-style-name="Numbering_20_123">
      <style:text-properties officeooo:paragraph-rsid="000b00dc"/>
    </style:style>
    <style:style style:name="P16" style:family="paragraph" style:parent-style-name="Text_20_body" style:list-style-name="List_20_1">
      <style:text-properties officeooo:paragraph-rsid="000f57e8"/>
    </style:style>
    <style:style style:name="P17" style:family="paragraph" style:parent-style-name="Text_20_body" style:list-style-name="List_20_1">
      <style:text-properties officeooo:paragraph-rsid="0010bcae"/>
    </style:style>
    <style:style style:name="P18" style:family="paragraph" style:parent-style-name="Text_20_body" style:list-style-name="List_20_1">
      <style:text-properties officeooo:paragraph-rsid="00123f7c"/>
    </style:style>
    <style:style style:name="P19" style:family="paragraph" style:parent-style-name="Text_20_body" style:list-style-name="List_20_1">
      <style:text-properties officeooo:paragraph-rsid="0013d5ef"/>
    </style:style>
    <style:style style:name="P20" style:family="paragraph" style:parent-style-name="Text_20_body" style:list-style-name="List_20_1">
      <style:text-properties officeooo:paragraph-rsid="0015a55e"/>
    </style:style>
    <style:style style:name="P21" style:family="paragraph" style:parent-style-name="Text_20_body" style:list-style-name="List_20_1">
      <style:text-properties officeooo:paragraph-rsid="0015aba1"/>
    </style:style>
    <style:style style:name="P22" style:family="paragraph" style:parent-style-name="Text_20_body" style:list-style-name="List_20_1">
      <style:text-properties officeooo:paragraph-rsid="00169723"/>
    </style:style>
    <style:style style:name="P23" style:family="paragraph" style:parent-style-name="Text_20_body" style:list-style-name="List_20_1">
      <style:text-properties officeooo:paragraph-rsid="001e46cc"/>
    </style:style>
    <style:style style:name="P24" style:family="paragraph" style:parent-style-name="Text_20_body" style:list-style-name="List_20_1">
      <style:text-properties officeooo:paragraph-rsid="001e8bd3"/>
    </style:style>
    <style:style style:name="P25" style:family="paragraph" style:parent-style-name="Text_20_body" style:list-style-name="List_20_1">
      <style:text-properties officeooo:paragraph-rsid="001fd43a"/>
    </style:style>
    <style:style style:name="P26" style:family="paragraph" style:parent-style-name="Text_20_body" style:list-style-name="List_20_1">
      <style:text-properties officeooo:paragraph-rsid="002080b1"/>
    </style:style>
    <style:style style:name="P27" style:family="paragraph" style:parent-style-name="Text_20_body" style:list-style-name="List_20_1">
      <style:text-properties officeooo:paragraph-rsid="00215b20"/>
    </style:style>
    <style:style style:name="P28" style:family="paragraph" style:parent-style-name="Text_20_body" style:list-style-name="List_20_1">
      <style:text-properties officeooo:paragraph-rsid="00225839"/>
    </style:style>
    <style:style style:name="P29" style:family="paragraph" style:parent-style-name="Text_20_body" style:list-style-name="List_20_1">
      <style:text-properties officeooo:paragraph-rsid="0022d69c"/>
    </style:style>
    <style:style style:name="P30" style:family="paragraph" style:parent-style-name="Text_20_body" style:list-style-name="List_20_1">
      <style:text-properties officeooo:paragraph-rsid="002492cd"/>
    </style:style>
    <style:style style:name="P31" style:family="paragraph" style:parent-style-name="Text_20_body" style:list-style-name="List_20_1">
      <style:text-properties officeooo:paragraph-rsid="002761c5"/>
    </style:style>
    <style:style style:name="P32" style:family="paragraph" style:parent-style-name="Text_20_body" style:list-style-name="List_20_1">
      <style:text-properties officeooo:paragraph-rsid="00288ae5"/>
    </style:style>
    <style:style style:name="P33" style:family="paragraph" style:parent-style-name="Text_20_body" style:list-style-name="List_20_1">
      <style:text-properties officeooo:paragraph-rsid="00292cd2"/>
    </style:style>
    <style:style style:name="P34" style:family="paragraph" style:parent-style-name="Text_20_body" style:list-style-name="List_20_1">
      <style:text-properties officeooo:paragraph-rsid="002ab543"/>
    </style:style>
    <style:style style:name="P35" style:family="paragraph" style:parent-style-name="Text_20_body" style:list-style-name="List_20_1">
      <style:text-properties officeooo:paragraph-rsid="002bf105"/>
    </style:style>
    <style:style style:name="P36" style:family="paragraph" style:parent-style-name="Text_20_body" style:list-style-name="List_20_1">
      <style:text-properties fo:font-weight="bold" officeooo:rsid="000bdb35" officeooo:paragraph-rsid="000bdb35" style:font-weight-asian="bold" style:font-weight-complex="bold"/>
    </style:style>
    <style:style style:name="P37" style:family="paragraph" style:parent-style-name="Text_20_body" style:list-style-name="List_20_1">
      <style:text-properties fo:font-weight="bold" officeooo:rsid="000bdb35" officeooo:paragraph-rsid="000e7176" style:font-weight-asian="bold" style:font-weight-complex="bold"/>
    </style:style>
    <style:style style:name="P38" style:family="paragraph" style:parent-style-name="Text_20_body" style:list-style-name="List_20_1">
      <style:text-properties fo:font-weight="bold" officeooo:rsid="000bdb35" officeooo:paragraph-rsid="000f57e8" style:font-weight-asian="bold" style:font-weight-complex="bold"/>
    </style:style>
    <style:style style:name="P39" style:family="paragraph" style:parent-style-name="Text_20_body" style:list-style-name="List_20_1">
      <style:text-properties fo:font-weight="bold" officeooo:rsid="000bdb35" officeooo:paragraph-rsid="0010bcae" style:font-weight-asian="bold" style:font-weight-complex="bold"/>
    </style:style>
    <style:style style:name="P40" style:family="paragraph" style:parent-style-name="Text_20_body" style:list-style-name="List_20_1">
      <style:text-properties fo:font-weight="bold" officeooo:rsid="000bdb35" officeooo:paragraph-rsid="00123f7c" style:font-weight-asian="bold" style:font-weight-complex="bold"/>
    </style:style>
    <style:style style:name="P41" style:family="paragraph" style:parent-style-name="Text_20_body" style:list-style-name="List_20_1">
      <style:text-properties fo:font-weight="bold" officeooo:rsid="000bdb35" officeooo:paragraph-rsid="0013d5ef" style:font-weight-asian="bold" style:font-weight-complex="bold"/>
    </style:style>
    <style:style style:name="P42" style:family="paragraph" style:parent-style-name="Text_20_body" style:list-style-name="List_20_1">
      <style:text-properties fo:font-weight="bold" officeooo:rsid="000bdb35" officeooo:paragraph-rsid="0015a55e" style:font-weight-asian="bold" style:font-weight-complex="bold"/>
    </style:style>
    <style:style style:name="P43" style:family="paragraph" style:parent-style-name="Text_20_body" style:list-style-name="List_20_1">
      <style:text-properties fo:font-weight="bold" officeooo:rsid="000bdb35" officeooo:paragraph-rsid="0015aba1" style:font-weight-asian="bold" style:font-weight-complex="bold"/>
    </style:style>
    <style:style style:name="P44" style:family="paragraph" style:parent-style-name="Text_20_body" style:list-style-name="List_20_1">
      <style:text-properties fo:font-weight="bold" officeooo:rsid="000bdb35" officeooo:paragraph-rsid="00169723" style:font-weight-asian="bold" style:font-weight-complex="bold"/>
    </style:style>
    <style:style style:name="P45" style:family="paragraph" style:parent-style-name="Text_20_body" style:list-style-name="List_20_1">
      <style:text-properties fo:font-weight="bold" officeooo:rsid="000bdb35" officeooo:paragraph-rsid="001e46cc" style:font-weight-asian="bold" style:font-weight-complex="bold"/>
    </style:style>
    <style:style style:name="P46" style:family="paragraph" style:parent-style-name="Text_20_body" style:list-style-name="List_20_1">
      <style:text-properties fo:font-weight="bold" officeooo:rsid="000bdb35" officeooo:paragraph-rsid="001e8bd3" style:font-weight-asian="bold" style:font-weight-complex="bold"/>
    </style:style>
    <style:style style:name="P47" style:family="paragraph" style:parent-style-name="Text_20_body" style:list-style-name="List_20_1">
      <style:text-properties fo:font-weight="bold" officeooo:rsid="000bdb35" officeooo:paragraph-rsid="001fd43a" style:font-weight-asian="bold" style:font-weight-complex="bold"/>
    </style:style>
    <style:style style:name="P48" style:family="paragraph" style:parent-style-name="Text_20_body" style:list-style-name="List_20_1">
      <style:text-properties fo:font-weight="bold" officeooo:rsid="000bdb35" officeooo:paragraph-rsid="002080b1" style:font-weight-asian="bold" style:font-weight-complex="bold"/>
    </style:style>
    <style:style style:name="P49" style:family="paragraph" style:parent-style-name="Text_20_body" style:list-style-name="List_20_1">
      <style:text-properties fo:font-weight="bold" officeooo:rsid="000bdb35" officeooo:paragraph-rsid="00215b20" style:font-weight-asian="bold" style:font-weight-complex="bold"/>
    </style:style>
    <style:style style:name="P50" style:family="paragraph" style:parent-style-name="Text_20_body" style:list-style-name="List_20_1">
      <style:text-properties fo:font-weight="bold" officeooo:rsid="000bdb35" officeooo:paragraph-rsid="00225839" style:font-weight-asian="bold" style:font-weight-complex="bold"/>
    </style:style>
    <style:style style:name="P51" style:family="paragraph" style:parent-style-name="Text_20_body" style:list-style-name="List_20_1">
      <style:text-properties fo:font-weight="bold" officeooo:rsid="000bdb35" officeooo:paragraph-rsid="002492cd" style:font-weight-asian="bold" style:font-weight-complex="bold"/>
    </style:style>
    <style:style style:name="P52" style:family="paragraph" style:parent-style-name="Text_20_body" style:list-style-name="List_20_1">
      <style:text-properties fo:font-weight="bold" officeooo:rsid="000bdb35" officeooo:paragraph-rsid="002761c5" style:font-weight-asian="bold" style:font-weight-complex="bold"/>
    </style:style>
    <style:style style:name="P53" style:family="paragraph" style:parent-style-name="Text_20_body" style:list-style-name="List_20_1">
      <style:text-properties fo:font-weight="bold" officeooo:rsid="000bdb35" officeooo:paragraph-rsid="00288ae5" style:font-weight-asian="bold" style:font-weight-complex="bold"/>
    </style:style>
    <style:style style:name="P54" style:family="paragraph" style:parent-style-name="Text_20_body" style:list-style-name="List_20_1">
      <style:text-properties fo:font-weight="bold" officeooo:rsid="000bdb35" officeooo:paragraph-rsid="00292cd2" style:font-weight-asian="bold" style:font-weight-complex="bold"/>
    </style:style>
    <style:style style:name="P55" style:family="paragraph" style:parent-style-name="Text_20_body" style:list-style-name="List_20_1">
      <style:text-properties fo:font-weight="bold" officeooo:rsid="000bdb35" officeooo:paragraph-rsid="002ab543" style:font-weight-asian="bold" style:font-weight-complex="bold"/>
    </style:style>
    <style:style style:name="P56" style:family="paragraph" style:parent-style-name="Text_20_body" style:list-style-name="List_20_1">
      <style:text-properties fo:font-weight="bold" officeooo:rsid="000d60ce" officeooo:paragraph-rsid="000d60ce" style:font-weight-asian="bold" style:font-weight-complex="bold"/>
    </style:style>
    <style:style style:name="P57" style:family="paragraph" style:parent-style-name="Text_20_body" style:list-style-name="List_20_1">
      <style:text-properties officeooo:rsid="000bdb35" officeooo:paragraph-rsid="000bdb35"/>
    </style:style>
    <style:style style:name="P58" style:family="paragraph" style:parent-style-name="Text_20_body" style:list-style-name="List_20_1">
      <style:text-properties officeooo:rsid="000d60ce" officeooo:paragraph-rsid="000d60ce"/>
    </style:style>
    <style:style style:name="P59" style:family="paragraph" style:parent-style-name="Text_20_body" style:list-style-name="List_20_1">
      <style:text-properties officeooo:rsid="000d60ce" officeooo:paragraph-rsid="000e7176"/>
    </style:style>
    <style:style style:name="P60" style:family="paragraph" style:parent-style-name="Text_20_body" style:list-style-name="List_20_1">
      <style:text-properties officeooo:rsid="000e7176" officeooo:paragraph-rsid="000e7176"/>
    </style:style>
    <style:style style:name="P61" style:family="paragraph" style:parent-style-name="Text_20_body" style:list-style-name="List_20_1">
      <style:text-properties fo:font-weight="normal" officeooo:rsid="000bdb35" officeooo:paragraph-rsid="000e7176" style:font-weight-asian="normal" style:font-weight-complex="normal"/>
    </style:style>
    <style:style style:name="P62" style:family="paragraph" style:parent-style-name="Text_20_body" style:list-style-name="List_20_1">
      <style:text-properties fo:font-weight="normal" officeooo:rsid="000bdb35" officeooo:paragraph-rsid="0010bcae" style:font-weight-asian="normal" style:font-weight-complex="normal"/>
    </style:style>
    <style:style style:name="P63" style:family="paragraph" style:parent-style-name="Text_20_body" style:list-style-name="List_20_1">
      <style:text-properties fo:font-weight="normal" officeooo:rsid="000f0e72" officeooo:paragraph-rsid="000f0e72" style:font-weight-asian="normal" style:font-weight-complex="normal"/>
    </style:style>
    <style:style style:name="P64" style:family="paragraph" style:parent-style-name="Text_20_body" style:list-style-name="List_20_1">
      <style:text-properties fo:font-weight="normal" officeooo:rsid="000f0e72" officeooo:paragraph-rsid="000f57e8" style:font-weight-asian="normal" style:font-weight-complex="normal"/>
    </style:style>
    <style:style style:name="P65" style:family="paragraph" style:parent-style-name="Text_20_body" style:list-style-name="List_20_1">
      <style:text-properties fo:font-weight="normal" officeooo:rsid="000f0e72" officeooo:paragraph-rsid="00123f7c" style:font-weight-asian="normal" style:font-weight-complex="normal"/>
    </style:style>
    <style:style style:name="P66" style:family="paragraph" style:parent-style-name="Text_20_body" style:list-style-name="List_20_1">
      <style:text-properties fo:font-weight="normal" officeooo:rsid="0015a55e" officeooo:paragraph-rsid="0015a55e" style:font-weight-asian="normal" style:font-weight-complex="normal"/>
    </style:style>
    <style:style style:name="P67" style:family="paragraph" style:parent-style-name="Text_20_body" style:list-style-name="List_20_1">
      <style:text-properties fo:font-weight="normal" officeooo:rsid="00169723" officeooo:paragraph-rsid="00169723" style:font-weight-asian="normal" style:font-weight-complex="normal"/>
    </style:style>
    <style:style style:name="P68" style:family="paragraph" style:parent-style-name="Text_20_body" style:list-style-name="List_20_1">
      <style:text-properties fo:font-weight="normal" officeooo:rsid="0015aba1" officeooo:paragraph-rsid="0015aba1" style:font-weight-asian="normal" style:font-weight-complex="normal"/>
    </style:style>
    <style:style style:name="P69" style:family="paragraph" style:parent-style-name="Text_20_body" style:list-style-name="List_20_1">
      <style:text-properties fo:font-weight="normal" officeooo:rsid="0015aba1" officeooo:paragraph-rsid="00169723" style:font-weight-asian="normal" style:font-weight-complex="normal"/>
    </style:style>
    <style:style style:name="P70" style:family="paragraph" style:parent-style-name="Text_20_body" style:list-style-name="List_20_1">
      <style:text-properties fo:font-weight="normal" officeooo:rsid="001e8bd3" officeooo:paragraph-rsid="001e8bd3" style:font-weight-asian="normal" style:font-weight-complex="normal"/>
    </style:style>
    <style:style style:name="P71" style:family="paragraph" style:parent-style-name="Text_20_body" style:list-style-name="List_20_1">
      <style:text-properties fo:font-weight="normal" officeooo:rsid="00215b20" officeooo:paragraph-rsid="00215b20" style:font-weight-asian="normal" style:font-weight-complex="normal"/>
    </style:style>
    <style:style style:name="P72" style:family="paragraph" style:parent-style-name="Text_20_body" style:list-style-name="List_20_1">
      <style:text-properties fo:font-weight="normal" officeooo:rsid="00215b20" officeooo:paragraph-rsid="00225839" style:font-weight-asian="normal" style:font-weight-complex="normal"/>
    </style:style>
    <style:style style:name="P73" style:family="paragraph" style:parent-style-name="Text_20_body" style:list-style-name="List_20_1">
      <style:text-properties fo:font-weight="normal" officeooo:rsid="00215b20" officeooo:paragraph-rsid="002492cd" style:font-weight-asian="normal" style:font-weight-complex="normal"/>
    </style:style>
    <style:style style:name="P74" style:family="paragraph" style:parent-style-name="Text_20_body" style:list-style-name="List_20_1">
      <style:text-properties fo:font-weight="normal" officeooo:rsid="00215b20" officeooo:paragraph-rsid="002761c5" style:font-weight-asian="normal" style:font-weight-complex="normal"/>
    </style:style>
    <style:style style:name="P75" style:family="paragraph" style:parent-style-name="Text_20_body" style:list-style-name="List_20_1">
      <style:text-properties fo:font-weight="normal" officeooo:rsid="0025fbdb" officeooo:paragraph-rsid="002761c5" style:font-weight-asian="normal" style:font-weight-complex="normal"/>
    </style:style>
    <style:style style:name="P76" style:family="paragraph" style:parent-style-name="Text_20_body" style:list-style-name="List_20_1">
      <style:text-properties fo:font-weight="normal" officeooo:rsid="002ab543" officeooo:paragraph-rsid="002ab543" style:font-weight-asian="normal" style:font-weight-complex="normal"/>
    </style:style>
    <style:style style:name="P77" style:family="paragraph" style:parent-style-name="Text_20_body" style:list-style-name="List_20_1">
      <style:text-properties fo:font-weight="normal" officeooo:rsid="002bf105" officeooo:paragraph-rsid="002bf105" style:font-weight-asian="normal" style:font-weight-complex="normal"/>
    </style:style>
    <style:style style:name="P78" style:family="paragraph" style:parent-style-name="Text_20_body">
      <style:text-properties officeooo:paragraph-rsid="001e46cc"/>
    </style:style>
    <style:style style:name="P79" style:family="paragraph" style:parent-style-name="Text_20_body">
      <style:text-properties officeooo:paragraph-rsid="001e8bd3"/>
    </style:style>
    <style:style style:name="P80" style:family="paragraph" style:parent-style-name="Text_20_body">
      <style:text-properties officeooo:paragraph-rsid="001fd43a"/>
    </style:style>
    <style:style style:name="P81" style:family="paragraph" style:parent-style-name="Text_20_body">
      <style:text-properties officeooo:paragraph-rsid="002080b1"/>
    </style:style>
    <style:style style:name="P82" style:family="paragraph" style:parent-style-name="Text_20_body">
      <style:text-properties officeooo:paragraph-rsid="00215b20"/>
    </style:style>
    <style:style style:name="P83" style:family="paragraph" style:parent-style-name="Text_20_body">
      <style:text-properties officeooo:paragraph-rsid="00225839"/>
    </style:style>
    <style:style style:name="P84" style:family="paragraph" style:parent-style-name="Text_20_body">
      <style:text-properties officeooo:paragraph-rsid="002492cd"/>
    </style:style>
    <style:style style:name="P85" style:family="paragraph" style:parent-style-name="Text_20_body">
      <style:text-properties officeooo:paragraph-rsid="002761c5"/>
    </style:style>
    <style:style style:name="P86" style:family="paragraph" style:parent-style-name="Text_20_body">
      <style:text-properties officeooo:paragraph-rsid="00288ae5"/>
    </style:style>
    <style:style style:name="P87" style:family="paragraph" style:parent-style-name="Text_20_body">
      <style:text-properties officeooo:paragraph-rsid="00292cd2"/>
    </style:style>
    <style:style style:name="P88" style:family="paragraph" style:parent-style-name="Text_20_body">
      <style:text-properties officeooo:paragraph-rsid="002ab543"/>
    </style:style>
    <style:style style:name="T1" style:family="text">
      <style:text-properties officeooo:rsid="000bdb35"/>
    </style:style>
    <style:style style:name="T2" style:family="text">
      <style:text-properties officeooo:rsid="000d60ce"/>
    </style:style>
    <style:style style:name="T3" style:family="text">
      <style:text-properties officeooo:rsid="000e717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176" style:font-style-asian="italic" style:font-style-complex="italic"/>
    </style:style>
    <style:style style:name="T6" style:family="text">
      <style:text-properties fo:font-style="italic" officeooo:rsid="000f57e8" style:font-style-asian="italic" style:font-style-complex="italic"/>
    </style:style>
    <style:style style:name="T7" style:family="text">
      <style:text-properties fo:font-style="italic" officeooo:rsid="0010bcae" style:font-style-asian="italic" style:font-style-complex="italic"/>
    </style:style>
    <style:style style:name="T8" style:family="text">
      <style:text-properties fo:font-style="italic" officeooo:rsid="00123f7c" style:font-style-asian="italic" style:font-style-complex="italic"/>
    </style:style>
    <style:style style:name="T9" style:family="text">
      <style:text-properties fo:font-style="italic" officeooo:rsid="0013d5ef" style:font-style-asian="italic" style:font-style-complex="italic"/>
    </style:style>
    <style:style style:name="T10" style:family="text">
      <style:text-properties fo:font-style="italic" officeooo:rsid="0015a55e" style:font-style-asian="italic" style:font-style-complex="italic"/>
    </style:style>
    <style:style style:name="T11" style:family="text">
      <style:text-properties fo:font-style="italic" officeooo:rsid="0015aba1" style:font-style-asian="italic" style:font-style-complex="italic"/>
    </style:style>
    <style:style style:name="T12" style:family="text">
      <style:text-properties fo:font-style="italic" officeooo:rsid="00169723" style:font-style-asian="italic" style:font-style-complex="italic"/>
    </style:style>
    <style:style style:name="T13" style:family="text">
      <style:text-properties fo:font-style="italic" officeooo:rsid="001e46cc" style:font-style-asian="italic" style:font-style-complex="italic"/>
    </style:style>
    <style:style style:name="T14" style:family="text">
      <style:text-properties fo:font-style="italic" officeooo:rsid="001e8bd3" style:font-style-asian="italic" style:font-style-complex="italic"/>
    </style:style>
    <style:style style:name="T15" style:family="text">
      <style:text-properties fo:font-style="italic" officeooo:rsid="001fd43a" style:font-style-asian="italic" style:font-style-complex="italic"/>
    </style:style>
    <style:style style:name="T16" style:family="text">
      <style:text-properties fo:font-style="italic" officeooo:rsid="002080b1" style:font-style-asian="italic" style:font-style-complex="italic"/>
    </style:style>
    <style:style style:name="T17" style:family="text">
      <style:text-properties fo:font-style="italic" officeooo:rsid="00215b20" style:font-style-asian="italic" style:font-style-complex="italic"/>
    </style:style>
    <style:style style:name="T18" style:family="text">
      <style:text-properties fo:font-style="italic" officeooo:rsid="00225839" style:font-style-asian="italic" style:font-style-complex="italic"/>
    </style:style>
    <style:style style:name="T19" style:family="text">
      <style:text-properties fo:font-style="italic" officeooo:rsid="002492cd" style:font-style-asian="italic" style:font-style-complex="italic"/>
    </style:style>
    <style:style style:name="T20" style:family="text">
      <style:text-properties fo:font-style="italic" officeooo:rsid="002761c5" style:font-style-asian="italic" style:font-style-complex="italic"/>
    </style:style>
    <style:style style:name="T21" style:family="text">
      <style:text-properties fo:font-style="italic" officeooo:rsid="00288ae5" style:font-style-asian="italic" style:font-style-complex="italic"/>
    </style:style>
    <style:style style:name="T22" style:family="text">
      <style:text-properties fo:font-style="italic" officeooo:rsid="00292cd2" style:font-style-asian="italic" style:font-style-complex="italic"/>
    </style:style>
    <style:style style:name="T23" style:family="text">
      <style:text-properties fo:font-style="italic" officeooo:rsid="002ab543" style:font-style-asian="italic" style:font-style-complex="italic"/>
    </style:style>
    <style:style style:name="T24" style:family="text">
      <style:text-properties fo:font-style="italic" fo:font-weight="normal" officeooo:rsid="0013d5e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e8bd3" style:font-style-asian="italic" style:font-weight-asian="normal" style:font-style-complex="italic" style:font-weight-complex="normal"/>
    </style:style>
    <style:style style:name="T26" style:family="text">
      <style:text-properties officeooo:rsid="000f0e72"/>
    </style:style>
    <style:style style:name="T27" style:family="text">
      <style:text-properties officeooo:rsid="000f57e8"/>
    </style:style>
    <style:style style:name="T28" style:family="text">
      <style:text-properties fo:font-weight="normal" officeooo:rsid="000bdb35" style:font-weight-asian="normal" style:font-weight-complex="normal"/>
    </style:style>
    <style:style style:name="T29" style:family="text">
      <style:text-properties fo:font-weight="normal" officeooo:rsid="000f57e8" style:font-weight-asian="normal" style:font-weight-complex="normal"/>
    </style:style>
    <style:style style:name="T30" style:family="text">
      <style:text-properties fo:font-weight="normal" officeooo:rsid="000f0e72" style:font-weight-asian="normal" style:font-weight-complex="normal"/>
    </style:style>
    <style:style style:name="T31" style:family="text">
      <style:text-properties fo:font-weight="normal" officeooo:rsid="0010bcae" style:font-weight-asian="normal" style:font-weight-complex="normal"/>
    </style:style>
    <style:style style:name="T32" style:family="text">
      <style:text-properties fo:font-weight="normal" officeooo:rsid="0010dd11" style:font-weight-asian="normal" style:font-weight-complex="normal"/>
    </style:style>
    <style:style style:name="T33" style:family="text">
      <style:text-properties fo:font-weight="normal" officeooo:rsid="00123f7c" style:font-weight-asian="normal" style:font-weight-complex="normal"/>
    </style:style>
    <style:style style:name="T34" style:family="text">
      <style:text-properties fo:font-weight="normal" officeooo:rsid="0013d5ef" style:font-weight-asian="normal" style:font-weight-complex="normal"/>
    </style:style>
    <style:style style:name="T35" style:family="text">
      <style:text-properties fo:font-weight="normal" officeooo:rsid="0015a55e" style:font-weight-asian="normal" style:font-weight-complex="normal"/>
    </style:style>
    <style:style style:name="T36" style:family="text">
      <style:text-properties fo:font-weight="normal" officeooo:rsid="0015aba1" style:font-weight-asian="normal" style:font-weight-complex="normal"/>
    </style:style>
    <style:style style:name="T37" style:family="text">
      <style:text-properties fo:font-weight="normal" officeooo:rsid="00169723" style:font-weight-asian="normal" style:font-weight-complex="normal"/>
    </style:style>
    <style:style style:name="T38" style:family="text">
      <style:text-properties fo:font-weight="normal" officeooo:rsid="001794d8" style:font-weight-asian="normal" style:font-weight-complex="normal"/>
    </style:style>
    <style:style style:name="T39" style:family="text">
      <style:text-properties fo:font-weight="normal" officeooo:rsid="001e46cc" style:font-weight-asian="normal" style:font-weight-complex="normal"/>
    </style:style>
    <style:style style:name="T40" style:family="text">
      <style:text-properties fo:font-weight="normal" officeooo:rsid="001e656b" style:font-weight-asian="normal" style:font-weight-complex="normal"/>
    </style:style>
    <style:style style:name="T41" style:family="text">
      <style:text-properties fo:font-weight="normal" officeooo:rsid="001e8bd3" style:font-weight-asian="normal" style:font-weight-complex="normal"/>
    </style:style>
    <style:style style:name="T42" style:family="text">
      <style:text-properties fo:font-weight="normal" officeooo:rsid="001fd43a" style:font-weight-asian="normal" style:font-weight-complex="normal"/>
    </style:style>
    <style:style style:name="T43" style:family="text">
      <style:text-properties fo:font-weight="normal" officeooo:rsid="00215b20" style:font-weight-asian="normal" style:font-weight-complex="normal"/>
    </style:style>
    <style:style style:name="T44" style:family="text">
      <style:text-properties fo:font-weight="normal" officeooo:rsid="00225839" style:font-weight-asian="normal" style:font-weight-complex="normal"/>
    </style:style>
    <style:style style:name="T45" style:family="text">
      <style:text-properties fo:font-weight="normal" officeooo:rsid="0022d69c" style:font-weight-asian="normal" style:font-weight-complex="normal"/>
    </style:style>
    <style:style style:name="T46" style:family="text">
      <style:text-properties fo:font-weight="normal" officeooo:rsid="00288ae5" style:font-weight-asian="normal" style:font-weight-complex="normal"/>
    </style:style>
    <style:style style:name="T47" style:family="text">
      <style:text-properties fo:font-weight="normal" officeooo:rsid="00292cd2" style:font-weight-asian="normal" style:font-weight-complex="normal"/>
    </style:style>
    <style:style style:name="T48" style:family="text">
      <style:text-properties fo:font-weight="normal" officeooo:rsid="002bf105" style:font-weight-asian="normal" style:font-weight-complex="normal"/>
    </style:style>
    <style:style style:name="T49" style:family="text">
      <style:text-properties officeooo:rsid="0010bcae"/>
    </style:style>
    <style:style style:name="T50" style:family="text">
      <style:text-properties officeooo:rsid="00123f7c"/>
    </style:style>
    <style:style style:name="T51" style:family="text">
      <style:text-properties fo:font-style="normal" fo:font-weight="normal" officeooo:rsid="0013d5ef" style:font-style-asian="normal" style:font-weight-asian="normal" style:font-style-complex="normal" style:font-weight-complex="normal"/>
    </style:style>
    <style:style style:name="T52" style:family="text">
      <style:text-properties officeooo:rsid="0015a55e"/>
    </style:style>
    <style:style style:name="T53" style:family="text">
      <style:text-properties officeooo:rsid="0015aba1"/>
    </style:style>
    <style:style style:name="T54" style:family="text">
      <style:text-properties officeooo:rsid="00215b20"/>
    </style:style>
    <style:style style:name="T55" style:family="text">
      <style:text-properties officeooo:rsid="002761c5"/>
    </style:style>
    <style:style style:name="T56" style:family="text">
      <style:text-properties officeooo:rsid="002ab543"/>
    </style:style>
    <style:style style:name="T57" style:family="text">
      <style:text-properties officeooo:rsid="002bf1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W PL1. Introducción a los buscadores web</text:p>
      <text:p text:style-name="P1">Hugo Fonseca Díaz (UO258318)</text:p>
      <text:h text:style-name="P14" text:outline-level="1">Cuestiones empleadas</text:h>
      <text:list xml:id="list3212524719" text:style-name="Numbering_20_123">
        <text:list-item>
          <text:p text:style-name="P15">¿Cuál crees que es la diferencia entre las tareas fáciles y difíciles a priori? ¿Por qué crees que algunas tareas son más fáciles para el buscador y otras difíciles? ¿Qué características tienen las tareas a priori difíciles (en 2009) que ahora resultan más fáciles?</text:p>
        </text:list-item>
        <text:list-item>
          <text:p text:style-name="P15">¿Qué diferencias supone realizar las consultas en inglés y castellano para unas y otras tareas? ¿Qué diferencias supone realizar las consultas en inglés y castellano a la hora de obtener información enriquecida del buscador (consultas relacionadas, infoboxes, etc.)? ¿Existe alguna tarea que es virtualmente irresoluble por culpa del idioma? ¿Cuál? ¿Por qué crees que sucede esto?</text:p>
        </text:list-item>
        <text:list-item>
          <text:p text:style-name="P15">¿Cuáles son las principales diferencias entre los buscadores comparados respecto a ambas clases de tareas? ¿Cuáles son las principales fuentes de datos estructurados que explota cada buscador? ¿Qué consecuencias crees que tiene esa dependencia de fuentes externas?</text:p>
        </text:list-item>
        <text:list-item>
          <text:p text:style-name="P15">¿Existe alguna tarea en la que no hayas usado consultas textuales sino otro tipo de información, p.ej. Imágenes? ¿Qué diferencias has percibido al resolver esa tarea sin usar texto?</text:p>
        </text:list-item>
      </text:list>
      <text:h text:style-name="P14" text:outline-level="1">Resolución de tareas</text:h>
      <text:p text:style-name="P9">Greyhound (inglés, Google)</text:p>
      <text:list xml:id="list2563238449" text:style-name="List_20_1">
        <text:list-item>
          <text:p text:style-name="P36">Consultas.</text:p>
          <text:p text:style-name="P57">“<text:span text:style-name="T2">greyhound buses”.</text:span></text:p>
        </text:list-item>
        <text:list-item>
          <text:p text:style-name="P36">Páginas exploradas.</text:p>
        </text:list-item>
        <text:list-item>
          <text:p text:style-name="P36">Ayuda proporcionada por el buscador.</text:p>
          <text:p text:style-name="P58">Infobox de Wikipedia hablando sobre Greyhound Lines.</text:p>
        </text:list-item>
        <text:list-item>
          <text:p text:style-name="P36">Respuesta final.</text:p>
        </text:list-item>
      </text:list>
      <text:p text:style-name="P10">Greyhound (castellano, Google)</text:p>
      <text:list xml:id="list113045717900908" text:continue-numbering="true" text:style-name="List_20_1">
        <text:list-item>
          <text:p text:style-name="P56">Consultas.</text:p>
          <text:p text:style-name="P58">“<text:span text:style-name="T3">greyhound autobuses”.</text:span></text:p>
        </text:list-item>
        <text:list-item>
          <text:p text:style-name="P56">Páginas exploradas.</text:p>
        </text:list-item>
        <text:list-item>
          <text:p text:style-name="P56"><text:soft-page-break/>Ayuda proporcionada por el buscador.</text:p>
          <text:p text:style-name="P59">Infobox de Wikipedia hablando sobre Greyhound Lines.</text:p>
        </text:list-item>
        <text:list-item>
          <text:p text:style-name="P56">Respuesta final.</text:p>
        </text:list-item>
      </text:list>
      <text:p text:style-name="P11"><text:span text:style-name="T1">Greyhound (</text:span><text:span text:style-name="T2">inglés</text:span><text:span text:style-name="T1">, </text:span><text:span text:style-name="T2">DuckDuckGo</text:span><text:span text:style-name="T1">)</text:span></text:p>
      <text:list xml:id="list113044408621064" text:continue-numbering="true" text:style-name="List_20_1">
        <text:list-item>
          <text:p text:style-name="P56">Consultas.</text:p>
          <text:p text:style-name="P58">“<text:span text:style-name="T3">greyhound buses”.</text:span></text:p>
        </text:list-item>
        <text:list-item>
          <text:p text:style-name="P56">Páginas exploradas.</text:p>
        </text:list-item>
        <text:list-item>
          <text:p text:style-name="P56">Ayuda proporcionada por el buscador.</text:p>
          <text:p text:style-name="P60"><text:span text:style-name="T2">Infobox de Wikipedia hablando sobre Greyhound Lines.</text:span> </text:p>
        </text:list-item>
        <text:list-item>
          <text:p text:style-name="P56">Respuesta final.</text:p>
        </text:list-item>
      </text:list>
      <text:p text:style-name="P11"><text:span text:style-name="T1">Greyhound (</text:span><text:span text:style-name="T2">castellano</text:span><text:span text:style-name="T1">, </text:span><text:span text:style-name="T2">DuckDuckGo</text:span><text:span text:style-name="T1">)</text:span></text:p>
      <text:list xml:id="list113044159003667" text:continue-numbering="true" text:style-name="List_20_1">
        <text:list-item>
          <text:p text:style-name="P56">Consultas.</text:p>
          <text:p text:style-name="P58">“<text:span text:style-name="T3">greyhound autobuses”.</text:span></text:p>
        </text:list-item>
        <text:list-item>
          <text:p text:style-name="P56">Páginas exploradas.</text:p>
        </text:list-item>
        <text:list-item>
          <text:p text:style-name="P56">Ayuda proporcionada por el buscador.</text:p>
          <text:p text:style-name="P60">Ninguna.</text:p>
        </text:list-item>
        <text:list-item>
          <text:p text:style-name="P56">Respuesta final.</text:p>
        </text:list-item>
      </text:list>
      <text:p text:style-name="P12"><text:span text:style-name="T5">Cornell</text:span><text:span text:style-name="T4"> (inglés, Google)</text:span></text:p>
      <text:list xml:id="list113045605928529" text:continue-numbering="true" text:style-name="List_20_1">
        <text:list-item>
          <text:p text:style-name="P37">Consultas.</text:p>
          <text:p text:style-name="P61">“<text:span text:style-name="T26">cornell university founder”.</text:span></text:p>
          <text:p text:style-name="P61">“<text:span text:style-name="T26">ezra cornell house”.</text:span></text:p>
          <text:p text:style-name="P61">“<text:span text:style-name="T27">delta phi fraternity </text:span><text:span text:style-name="T49">llenroc</text:span><text:span text:style-name="T27">”.</text:span></text:p>
        </text:list-item>
        <text:list-item>
          <text:p text:style-name="P37">Páginas exploradas.</text:p>
        </text:list-item>
        <text:list-item>
          <text:p text:style-name="P37">Ayuda proporcionada por el buscador.</text:p>
          <text:p text:style-name="P63">Infobox con los nombres de ambos fundadores de la Cornell University: Ezra Cornell y Andrew Dickson White.</text:p>
        </text:list-item>
        <text:list-item>
          <text:p text:style-name="P37">Respuesta final.</text:p>
        </text:list-item>
      </text:list>
      <text:p text:style-name="P2"><text:span text:style-name="T5">Cornell</text:span><text:span text:style-name="T4"> (</text:span><text:span text:style-name="T6">castellano</text:span><text:span text:style-name="T4">, Google)</text:span></text:p>
      <text:list xml:id="list113044166801137" text:continue-numbering="true" text:style-name="List_20_1">
        <text:list-item>
          <text:p text:style-name="P38">Consultas.</text:p>
          <text:p text:style-name="P16"><text:span text:style-name="T28">“</text:span><text:span text:style-name="T29">fundador cornell university</text:span><text:span text:style-name="T30">”.</text:span></text:p>
          <text:p text:style-name="P16"><text:soft-page-break/><text:span text:style-name="T28">“</text:span><text:span text:style-name="T29">casa ezra cornell</text:span><text:span text:style-name="T30">”.</text:span></text:p>
          <text:p text:style-name="P16"><text:span text:style-name="T28">“</text:span><text:span text:style-name="T29">mansión llenroc”.</text:span></text:p>
        </text:list-item>
        <text:list-item>
          <text:p text:style-name="P38">Páginas exploradas.</text:p>
        </text:list-item>
        <text:list-item>
          <text:p text:style-name="P38">Ayuda proporcionada por el buscador.</text:p>
          <text:p text:style-name="P64">Infobox con los nombres de ambos fundadores de la Cornell University: Ezra Cornell y Andrew Dickson White. <text:span text:style-name="T27">Infobox de Wikipedia sobre la mansión Llenroc.</text:span></text:p>
        </text:list-item>
        <text:list-item>
          <text:p text:style-name="P38">Respuesta final.</text:p>
        </text:list-item>
      </text:list>
      <text:p text:style-name="P3"><text:span text:style-name="T5">Cornell</text:span><text:span text:style-name="T4"> (inglés, </text:span><text:span text:style-name="T7">DuckDuckGo</text:span><text:span text:style-name="T4">)</text:span></text:p>
      <text:list xml:id="list113044551704109" text:continue-numbering="true" text:style-name="List_20_1">
        <text:list-item>
          <text:p text:style-name="P39">Consultas.</text:p>
          <text:p text:style-name="P62">“<text:span text:style-name="T26">cornell university founder”.</text:span></text:p>
          <text:p text:style-name="P62">“<text:span text:style-name="T26">ezra cornell house”.</text:span></text:p>
          <text:p text:style-name="P62">“<text:span text:style-name="T27">delta phi fraternity </text:span><text:span text:style-name="T49">llenroc</text:span><text:span text:style-name="T27">”.</text:span></text:p>
        </text:list-item>
        <text:list-item>
          <text:p text:style-name="P39">Páginas exploradas.</text:p>
        </text:list-item>
        <text:list-item>
          <text:p text:style-name="P39">Ayuda proporcionada por el buscador.</text:p>
          <text:p text:style-name="P17"><text:span text:style-name="T30">Infobox </text:span><text:span text:style-name="T31">de la Wikipedia sobre Ezra Cornell.</text:span></text:p>
        </text:list-item>
        <text:list-item>
          <text:p text:style-name="P39">Respuesta final.</text:p>
        </text:list-item>
      </text:list>
      <text:p text:style-name="P3"><text:span text:style-name="T5">Cornell</text:span><text:span text:style-name="T4"> (</text:span><text:span text:style-name="T7">castellano</text:span><text:span text:style-name="T4">, </text:span><text:span text:style-name="T7">DuckDuckGo</text:span><text:span text:style-name="T4">)</text:span></text:p>
      <text:list xml:id="list113045267415325" text:continue-numbering="true" text:style-name="List_20_1">
        <text:list-item>
          <text:p text:style-name="P39">Consultas.</text:p>
          <text:p text:style-name="P62">“<text:span text:style-name="T27">fundador cornell university</text:span><text:span text:style-name="T26">”.</text:span></text:p>
          <text:p text:style-name="P17"><text:span text:style-name="T28">“</text:span><text:span text:style-name="T31">casa ezra cornell</text:span><text:span text:style-name="T30">”.</text:span></text:p>
          <text:p text:style-name="P17"><text:span text:style-name="T28">“</text:span><text:span text:style-name="T31">mansion llenroc</text:span><text:span text:style-name="T29">”.</text:span></text:p>
        </text:list-item>
        <text:list-item>
          <text:p text:style-name="P39">Páginas exploradas.</text:p>
        </text:list-item>
        <text:list-item>
          <text:p text:style-name="P39">Ayuda proporcionada por el buscador.</text:p>
          <text:p text:style-name="P17"><text:span text:style-name="T30">Infobox </text:span><text:span text:style-name="T31">de la Wikipedia sobre la mansión Llenroc.</text:span></text:p>
        </text:list-item>
        <text:list-item>
          <text:p text:style-name="P39">Respuesta final.</text:p>
        </text:list-item>
      </text:list>
      <text:p text:style-name="P3"><text:span text:style-name="T7">Baeza</text:span><text:span text:style-name="T4"> (inglés, Google)</text:span></text:p>
      <text:list xml:id="list113045821765733" text:continue-numbering="true" text:style-name="List_20_1">
        <text:list-item>
          <text:p text:style-name="P39">Consultas.</text:p>
          <text:p text:style-name="P17"><text:span text:style-name="T28">“</text:span><text:span text:style-name="T32">ricardo baeza yahoo</text:span><text:span text:style-name="T30">”.</text:span></text:p>
          <text:p text:style-name="P17"><text:span text:style-name="T28">“</text:span><text:span text:style-name="T32">ricardo baeza chile</text:span><text:span text:style-name="T30">”.</text:span></text:p>
        </text:list-item>
        <text:list-item>
          <text:p text:style-name="P39">Páginas exploradas.</text:p>
        </text:list-item>
        <text:list-item>
          <text:p text:style-name="P39"><text:soft-page-break/>Ayuda proporcionada por el buscador.</text:p>
          <text:p text:style-name="P17"><text:span text:style-name="T30">Infobox </text:span><text:span text:style-name="T33">de Wikipedia con información sobre el científico informático Ricardo A. Baeza-Yates.</text:span></text:p>
        </text:list-item>
        <text:list-item>
          <text:p text:style-name="P39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Google)</text:span></text:p>
      <text:list xml:id="list113045742160467" text:continue-numbering="true" text:style-name="List_20_1">
        <text:list-item>
          <text:p text:style-name="P40">Consultas.</text:p>
          <text:p text:style-name="P18"><text:span text:style-name="T28">“</text:span><text:span text:style-name="T32">ricardo baeza yahoo</text:span><text:span text:style-name="T30">”.</text:span></text:p>
          <text:p text:style-name="P18"><text:span text:style-name="T28">“</text:span><text:span text:style-name="T32">ricardo baeza chile</text:span><text:span text:style-name="T30">”.</text:span></text:p>
        </text:list-item>
        <text:list-item>
          <text:p text:style-name="P40">Páginas exploradas.</text:p>
        </text:list-item>
        <text:list-item>
          <text:p text:style-name="P40">Ayuda proporcionada por el buscador.</text:p>
          <text:p text:style-name="P65">Infobox <text:span text:style-name="T50">de Wikipedia con información sobre el científico informático Ricardo A. Baeza-Yates.</text:span></text:p>
        </text:list-item>
        <text:list-item>
          <text:p text:style-name="P40">Respuesta final.</text:p>
        </text:list-item>
      </text:list>
      <text:p text:style-name="P4"><text:span text:style-name="T7">Baeza</text:span><text:span text:style-name="T4"> (inglés, </text:span><text:span text:style-name="T8">DuckDuckGo</text:span><text:span text:style-name="T4">)</text:span></text:p>
      <text:list xml:id="list113046105296055" text:continue-numbering="true" text:style-name="List_20_1">
        <text:list-item>
          <text:p text:style-name="P40">Consultas.</text:p>
          <text:p text:style-name="P18"><text:span text:style-name="T28">“</text:span><text:span text:style-name="T32">ricardo baeza yahoo</text:span><text:span text:style-name="T30">”.</text:span></text:p>
          <text:p text:style-name="P18"><text:span text:style-name="T28">“</text:span><text:span text:style-name="T32">ricardo baeza chile</text:span><text:span text:style-name="T30">”.</text:span></text:p>
        </text:list-item>
        <text:list-item>
          <text:p text:style-name="P40">Páginas exploradas.</text:p>
        </text:list-item>
        <text:list-item>
          <text:p text:style-name="P40">Ayuda proporcionada por el buscador.</text:p>
          <text:p text:style-name="P18"><text:span text:style-name="T30">Infobox </text:span><text:span text:style-name="T33">de Wikipedia con información e imágenes sobre el escritor cubano Ricardo Baeza Durán.</text:span></text:p>
        </text:list-item>
        <text:list-item>
          <text:p text:style-name="P40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</text:span><text:span text:style-name="T8">DuckDuckGo</text:span><text:span text:style-name="T4">)</text:span></text:p>
      <text:list xml:id="list113045743746447" text:continue-numbering="true" text:style-name="List_20_1">
        <text:list-item>
          <text:p text:style-name="P40">Consultas.</text:p>
          <text:p text:style-name="P18"><text:span text:style-name="T28">“</text:span><text:span text:style-name="T32">ricardo baeza yahoo</text:span><text:span text:style-name="T30">”.</text:span></text:p>
          <text:p text:style-name="P18"><text:span text:style-name="T28">“</text:span><text:span text:style-name="T32">ricardo baeza chile</text:span><text:span text:style-name="T30">”.</text:span></text:p>
        </text:list-item>
        <text:list-item>
          <text:p text:style-name="P40">Páginas exploradas.</text:p>
        </text:list-item>
        <text:list-item>
          <text:p text:style-name="P40">Ayuda proporcionada por el buscador.</text:p>
          <text:p text:style-name="P18"><text:span text:style-name="T30">Infobox </text:span><text:span text:style-name="T33">de Wikipedia con información e imágenes sobre el escritor cubano Ricardo Baeza Durán.</text:span></text:p>
        </text:list-item>
        <text:list-item>
          <text:p text:style-name="P40">Respuesta final.</text:p>
        </text:list-item>
      </text:list>
      <text:p text:style-name="P5"><text:span text:style-name="T9">Time-Machine</text:span><text:span text:style-name="T4"> (inglés, Google)</text:span></text:p>
      <text:list xml:id="list113044770641415" text:continue-numbering="true" text:style-name="List_20_1">
        <text:list-item>
          <text:p text:style-name="P41"><text:soft-page-break/>Consultas.</text:p>
          <text:p text:style-name="P19"><text:span text:style-name="T28">“</text:span><text:span text:style-name="T34">time machine film cast</text:span><text:span text:style-name="T30">”.</text:span></text:p>
        </text:list-item>
        <text:list-item>
          <text:p text:style-name="P41">Páginas exploradas.</text:p>
        </text:list-item>
        <text:list-item>
          <text:p text:style-name="P41">Ayuda proporcionada por el buscador.</text:p>
          <text:p text:style-name="P19"><text:span text:style-name="T30">Infobox </text:span><text:span text:style-name="T33">de Wikipedia con información sobre </text:span><text:span text:style-name="T34">la película </text:span><text:span text:style-name="T24">La máquina del tiempo (The Time Machine)</text:span><text:span text:style-name="T51"> [2002].</text:span></text:p>
        </text:list-item>
        <text:list-item>
          <text:p text:style-name="P41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Google)</text:span></text:p>
      <text:list xml:id="list113045602658504" text:continue-numbering="true" text:style-name="List_20_1">
        <text:list-item>
          <text:p text:style-name="P42">Consultas.</text:p>
          <text:p text:style-name="P20"><text:span text:style-name="T28">“</text:span><text:span text:style-name="T35">película </text:span><text:span text:style-name="T34">time machine </text:span><text:span text:style-name="T35">reparto</text:span><text:span text:style-name="T30">”.</text:span></text:p>
        </text:list-item>
        <text:list-item>
          <text:p text:style-name="P42">Páginas exploradas.</text:p>
        </text:list-item>
        <text:list-item>
          <text:p text:style-name="P42">Ayuda proporcionada por el buscador.</text:p>
          <text:p text:style-name="P20"><text:span text:style-name="T30">Infobox </text:span><text:span text:style-name="T33">de Wikipedia con información sobre </text:span><text:span text:style-name="T34">la película </text:span><text:span text:style-name="T24">La máquina del tiempo (The Time Machine)</text:span><text:span text:style-name="T51"> [2002].</text:span></text:p>
        </text:list-item>
        <text:list-item>
          <text:p text:style-name="P42">Respuesta final.</text:p>
        </text:list-item>
      </text:list>
      <text:p text:style-name="P6"><text:span text:style-name="T9">Time-Machine</text:span><text:span text:style-name="T4"> (inglés, </text:span><text:span text:style-name="T10">DuckDuckGo</text:span><text:span text:style-name="T4">)</text:span></text:p>
      <text:list xml:id="list113044272555175" text:continue-numbering="true" text:style-name="List_20_1">
        <text:list-item>
          <text:p text:style-name="P42">Consultas.</text:p>
          <text:p text:style-name="P20"><text:span text:style-name="T28">“</text:span><text:span text:style-name="T34">time machine film cast</text:span><text:span text:style-name="T30">”.</text:span></text:p>
        </text:list-item>
        <text:list-item>
          <text:p text:style-name="P42">Páginas exploradas.</text:p>
        </text:list-item>
        <text:list-item>
          <text:p text:style-name="P42">Ayuda proporcionada por el buscador.</text:p>
          <text:p text:style-name="P20"><text:span text:style-name="T30">Infobox </text:span><text:span text:style-name="T35">con imágenes de las distintas versiones de la película.</text:span></text:p>
        </text:list-item>
        <text:list-item>
          <text:p text:style-name="P42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</text:span><text:span text:style-name="T10">DuckDuckGo</text:span><text:span text:style-name="T4">)</text:span></text:p>
      <text:list xml:id="list113045164190416" text:continue-numbering="true" text:style-name="List_20_1">
        <text:list-item>
          <text:p text:style-name="P42">Consultas.</text:p>
          <text:p text:style-name="P20"><text:span text:style-name="T28">“</text:span><text:span text:style-name="T35">película </text:span><text:span text:style-name="T34">time machine </text:span><text:span text:style-name="T35">reparto</text:span><text:span text:style-name="T30">”.</text:span></text:p>
        </text:list-item>
        <text:list-item>
          <text:p text:style-name="P42">Páginas exploradas.</text:p>
        </text:list-item>
        <text:list-item>
          <text:p text:style-name="P42">Ayuda proporcionada por el buscador.</text:p>
          <text:p text:style-name="P66"><text:span text:style-name="T52">N</text:span>inguna.</text:p>
        </text:list-item>
        <text:list-item>
          <text:p text:style-name="P42">Respuesta final.</text:p>
        </text:list-item>
      </text:list>
      <text:p text:style-name="P7"><text:span text:style-name="T11">NY</text:span><text:span text:style-name="T9">-M</text:span><text:span text:style-name="T11">ountains</text:span><text:span text:style-name="T4"> (inglés, Google)</text:span></text:p>
      <text:list xml:id="list113044066690647" text:continue-numbering="true" text:style-name="List_20_1">
        <text:list-item>
          <text:p text:style-name="P43"><text:soft-page-break/>Consultas.</text:p>
          <text:p text:style-name="P21"><text:span text:style-name="T28">“</text:span><text:span text:style-name="T36">tallest ny mountains</text:span><text:span text:style-name="T30">”.</text:span></text:p>
        </text:list-item>
        <text:list-item>
          <text:p text:style-name="P43">Páginas exploradas.</text:p>
          <text:p text:style-name="P67">Ninguna.</text:p>
        </text:list-item>
        <text:list-item>
          <text:p text:style-name="P43">Ayuda proporcionada por el buscador.</text:p>
          <text:p text:style-name="P21"><text:span text:style-name="T30">Infobox </text:span><text:span text:style-name="T36">con las montañas más altas de Nueva York ordenadas por tamaño en metros.</text:span></text:p>
        </text:list-item>
        <text:list-item>
          <text:p text:style-name="P43">Respuesta final.</text:p>
          <text:p text:style-name="P68">Mount Marcy: 1,629 m</text:p>
          <text:p text:style-name="P68">Algonquin Peak: 1,559 m</text:p>
          <text:p text:style-name="P68">Mount Haystack: 1,512 m</text:p>
          <text:p text:style-name="P68">Mount Skylight: 1,501 m</text:p>
          <text:p text:style-name="P68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Google)</text:span></text:p>
      <text:list xml:id="list113045251008244" text:continue-numbering="true" text:style-name="List_20_1">
        <text:list-item>
          <text:p text:style-name="P44">Consultas.</text:p>
          <text:p text:style-name="P22"><text:span text:style-name="T28">“</text:span><text:span text:style-name="T37">montañas más altas nueva york</text:span><text:span text:style-name="T30">”.</text:span></text:p>
        </text:list-item>
        <text:list-item>
          <text:p text:style-name="P44">Páginas exploradas.</text:p>
          <text:p text:style-name="P67">Ninguna.</text:p>
        </text:list-item>
        <text:list-item>
          <text:p text:style-name="P44">Ayuda proporcionada por el buscador.</text:p>
          <text:p text:style-name="P22"><text:span text:style-name="T30">Infobox </text:span><text:span text:style-name="T36">con las montañas más altas de Nueva York ordenadas por tamaño en metros.</text:span></text:p>
        </text:list-item>
        <text:list-item>
          <text:p text:style-name="P44">Respuesta final.</text:p>
          <text:p text:style-name="P69">Mount Marcy: 1,629 m</text:p>
          <text:p text:style-name="P69">Algonquin Peak: 1,559 m</text:p>
          <text:p text:style-name="P69">Mount Haystack: 1,512 m</text:p>
          <text:p text:style-name="P69">Mount Skylight: 1,501 m</text:p>
          <text:p text:style-name="P69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inglés, </text:span><text:span text:style-name="T12">DuckDuckGo</text:span><text:span text:style-name="T4">)</text:span></text:p>
      <text:list xml:id="list113044526860875" text:continue-numbering="true" text:style-name="List_20_1">
        <text:list-item>
          <text:p text:style-name="P44">Consultas.</text:p>
          <text:p text:style-name="P22"><text:span text:style-name="T28">“</text:span><text:span text:style-name="T36">tallest ny mountains</text:span><text:span text:style-name="T30">”.</text:span></text:p>
        </text:list-item>
        <text:list-item>
          <text:p text:style-name="P44">Páginas exploradas.</text:p>
        </text:list-item>
        <text:list-item>
          <text:p text:style-name="P44">Ayuda proporcionada por el buscador.</text:p>
          <text:p text:style-name="P67"><text:soft-page-break/><text:span text:style-name="T53">N</text:span>inguna.</text:p>
        </text:list-item>
        <text:list-item>
          <text:p text:style-name="P44">Respuesta final.</text:p>
          <text:p text:style-name="P69">Mount Marcy: 1,629 m</text:p>
          <text:p text:style-name="P69">Algonquin Peak: 1,559 m</text:p>
          <text:p text:style-name="P69">Mount Haystack: 1,512 m</text:p>
          <text:p text:style-name="P69">Mount Skylight: 1,501 m</text:p>
          <text:p text:style-name="P69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</text:span><text:span text:style-name="T12">DuckDuckGo</text:span><text:span text:style-name="T4">)</text:span></text:p>
      <text:list xml:id="list113045411045701" text:continue-numbering="true" text:style-name="List_20_1">
        <text:list-item>
          <text:p text:style-name="P44">Consultas.</text:p>
          <text:p text:style-name="P22"><text:span text:style-name="T28">“</text:span><text:span text:style-name="T37">montañas más altas nueva york</text:span><text:span text:style-name="T30">”.</text:span></text:p>
          <text:p text:style-name="P22"><text:span text:style-name="T30">“</text:span><text:span text:style-name="T38">montañas nueva york”.</text:span></text:p>
        </text:list-item>
        <text:list-item>
          <text:p text:style-name="P44">Páginas exploradas.</text:p>
        </text:list-item>
        <text:list-item>
          <text:p text:style-name="P44">Ayuda proporcionada por el buscador.</text:p>
          <text:p text:style-name="P67"><text:span text:style-name="T53">N</text:span>inguna.</text:p>
        </text:list-item>
        <text:list-item>
          <text:p text:style-name="P44">Respuesta final.</text:p>
          <text:p text:style-name="P69">Mount Marcy: 1,629 m</text:p>
        </text:list-item>
      </text:list>
      <text:p text:style-name="P78"><text:span text:style-name="T13">Purple-Cow</text:span><text:span text:style-name="T4"> (inglés, Google)</text:span></text:p>
      <text:list xml:id="list113045251044383" text:continue-numbering="true" text:style-name="List_20_1">
        <text:list-item>
          <text:p text:style-name="P45">Consultas.</text:p>
          <text:p text:style-name="P23"><text:span text:style-name="T28">“</text:span><text:span text:style-name="T39">purple cow author</text:span><text:span text:style-name="T30">”.</text:span></text:p>
          <text:p text:style-name="P23"><text:span text:style-name="T30">“</text:span><text:span text:style-name="T41">seth godin twitter”.</text:span></text:p>
        </text:list-item>
        <text:list-item>
          <text:p text:style-name="P45">Páginas exploradas.</text:p>
        </text:list-item>
        <text:list-item>
          <text:p text:style-name="P45">Ayuda proporcionada por el buscador.</text:p>
          <text:p text:style-name="P23"><text:span text:style-name="T30">Infobox </text:span><text:span text:style-name="T40">de Wikipedia sobre el empresario estadounidense Seth Godin</text:span><text:span text:style-name="T36">.</text:span></text:p>
        </text:list-item>
        <text:list-item>
          <text:p text:style-name="P45">Respuesta final.</text:p>
          <text:p text:style-name="P70">@ThisIsSethsBlog.</text:p>
        </text:list-item>
      </text:list>
      <text:p text:style-name="P79"><text:span text:style-name="T13">Purple-Cow</text:span><text:span text:style-name="T4"> (</text:span><text:span text:style-name="T14">castellano</text:span><text:span text:style-name="T4">, Google)</text:span></text:p>
      <text:list xml:id="list113046097313699" text:continue-numbering="true" text:style-name="List_20_1">
        <text:list-item>
          <text:p text:style-name="P46">Consultas.</text:p>
          <text:p text:style-name="P24"><text:span text:style-name="T28">“</text:span><text:span text:style-name="T41">autor </text:span><text:span text:style-name="T39">purple cow</text:span><text:span text:style-name="T30">”.</text:span></text:p>
          <text:p text:style-name="P24"><text:span text:style-name="T30">“</text:span><text:span text:style-name="T41">seth godin twitter”.</text:span></text:p>
        </text:list-item>
        <text:list-item>
          <text:p text:style-name="P46">Páginas exploradas.</text:p>
        </text:list-item>
        <text:list-item>
          <text:p text:style-name="P46"><text:soft-page-break/>Ayuda proporcionada por el buscador.</text:p>
          <text:p text:style-name="P24"><text:span text:style-name="T30">Infobox </text:span><text:span text:style-name="T41">con imágenes del libro y el nombre del autor</text:span><text:span text:style-name="T36">.</text:span></text:p>
        </text:list-item>
        <text:list-item>
          <text:p text:style-name="P46">Respuesta final.</text:p>
          <text:p text:style-name="P70">@ThisIsSethsBlog</text:p>
        </text:list-item>
      </text:list>
      <text:p text:style-name="P79"><text:span text:style-name="T13">Purple-Cow</text:span><text:span text:style-name="T4"> (inglés, </text:span><text:span text:style-name="T14">DuckDuckGo</text:span><text:span text:style-name="T4">)</text:span></text:p>
      <text:list xml:id="list113045182385671" text:continue-numbering="true" text:style-name="List_20_1">
        <text:list-item>
          <text:p text:style-name="P46">Consultas.</text:p>
          <text:p text:style-name="P24"><text:span text:style-name="T28">“</text:span><text:span text:style-name="T39">purple cow author</text:span><text:span text:style-name="T30">”.</text:span></text:p>
          <text:p text:style-name="P24"><text:span text:style-name="T30">“</text:span><text:span text:style-name="T41">purple cow economics author”</text:span></text:p>
          <text:p text:style-name="P24"><text:span text:style-name="T30">“</text:span><text:span text:style-name="T41">seth godin twitter”.</text:span></text:p>
        </text:list-item>
        <text:list-item>
          <text:p text:style-name="P46">Páginas exploradas.</text:p>
        </text:list-item>
        <text:list-item>
          <text:p text:style-name="P46">Ayuda proporcionada por el buscador.</text:p>
          <text:p text:style-name="P24"><text:span text:style-name="T30">Infobox </text:span><text:span text:style-name="T40">de Wikipedia sobre </text:span><text:span text:style-name="T41">el poema corto titulado </text:span><text:span text:style-name="T25">Purple Cow</text:span><text:span text:style-name="T36">.</text:span></text:p>
        </text:list-item>
        <text:list-item>
          <text:p text:style-name="P46">Respuesta final.</text:p>
          <text:p text:style-name="P70">@ThisIsSethsBlog.</text:p>
        </text:list-item>
      </text:list>
      <text:p text:style-name="P79"><text:span text:style-name="T13">Purple-Cow</text:span><text:span text:style-name="T4"> (</text:span><text:span text:style-name="T14">castellano</text:span><text:span text:style-name="T4">, </text:span><text:span text:style-name="T14">DuckDuckGo</text:span><text:span text:style-name="T4">)</text:span></text:p>
      <text:list xml:id="list113044233990834" text:continue-numbering="true" text:style-name="List_20_1">
        <text:list-item>
          <text:p text:style-name="P46">Consultas.</text:p>
          <text:p text:style-name="P24"><text:span text:style-name="T28">“</text:span><text:span text:style-name="T42">autor purple cow</text:span><text:span text:style-name="T30">”.</text:span></text:p>
          <text:p text:style-name="P24"><text:span text:style-name="T30">“</text:span><text:span text:style-name="T41">seth godin twitter”.</text:span></text:p>
        </text:list-item>
        <text:list-item>
          <text:p text:style-name="P46">Páginas exploradas.</text:p>
        </text:list-item>
        <text:list-item>
          <text:p text:style-name="P46">Ayuda proporcionada por el buscador.</text:p>
          <text:p text:style-name="P24"><text:span text:style-name="T30">Infobox </text:span><text:span text:style-name="T40">de Wikipedia sobre </text:span><text:span text:style-name="T41">el poema corto titulado </text:span><text:span text:style-name="T25">Purple Cow</text:span><text:span text:style-name="T36">.</text:span></text:p>
        </text:list-item>
        <text:list-item>
          <text:p text:style-name="P46">Respuesta final.</text:p>
          <text:p text:style-name="P70">@ThisIsSethsBlog.</text:p>
        </text:list-item>
      </text:list>
      <text:p text:style-name="P80"><text:span text:style-name="T15">1000</text:span><text:span text:style-name="T13">-</text:span><text:span text:style-name="T15">Acres</text:span><text:span text:style-name="T4"> (inglés, Google)</text:span></text:p>
      <text:list xml:id="list113045424175888" text:continue-numbering="true" text:style-name="List_20_1">
        <text:list-item>
          <text:p text:style-name="P47">Consultas.</text:p>
          <text:p text:style-name="P25"><text:span text:style-name="T28">“</text:span><text:span text:style-name="T42">1000 acres dude ranch</text:span><text:span text:style-name="T30">”.</text:span></text:p>
        </text:list-item>
        <text:list-item>
          <text:p text:style-name="P47">Páginas exploradas.</text:p>
        </text:list-item>
        <text:list-item>
          <text:p text:style-name="P47">Ayuda proporcionada por el buscador.</text:p>
          <text:p text:style-name="P25"><text:span text:style-name="T30">Infobox </text:span><text:span text:style-name="T42">con información sobre el rancho: ubicación, teléfono, sitio web, etc</text:span><text:span text:style-name="T36">.</text:span></text:p>
        </text:list-item>
        <text:list-item>
          <text:p text:style-name="P47">Respuesta final.</text:p>
        </text:list-item>
      </text:list>
      <text:p text:style-name="P80"><text:soft-page-break/><text:span text:style-name="T15">1000</text:span><text:span text:style-name="T13">-</text:span><text:span text:style-name="T15">Acres</text:span><text:span text:style-name="T4"> (</text:span><text:span text:style-name="T15">castellano</text:span><text:span text:style-name="T4">, Google)</text:span></text:p>
      <text:list xml:id="list113045259827163" text:continue-numbering="true" text:style-name="List_20_1">
        <text:list-item>
          <text:p text:style-name="P47">Consultas.</text:p>
          <text:p text:style-name="P25"><text:span text:style-name="T28">“</text:span><text:span text:style-name="T42">1000 acres dude ranch</text:span><text:span text:style-name="T30">”.</text:span></text:p>
        </text:list-item>
        <text:list-item>
          <text:p text:style-name="P47">Páginas exploradas.</text:p>
        </text:list-item>
        <text:list-item>
          <text:p text:style-name="P47">Ayuda proporcionada por el buscador.</text:p>
          <text:p text:style-name="P25"><text:span text:style-name="T30">Infobox </text:span><text:span text:style-name="T42">con información sobre el rancho: ubicación, teléfono, sitio web, etc</text:span><text:span text:style-name="T36">.</text:span></text:p>
        </text:list-item>
        <text:list-item>
          <text:p text:style-name="P47">Respuesta final.</text:p>
        </text:list-item>
      </text:list>
      <text:p text:style-name="P81"><text:span text:style-name="T15">1000</text:span><text:span text:style-name="T13">-</text:span><text:span text:style-name="T15">Acres</text:span><text:span text:style-name="T4"> (inglés, </text:span><text:span text:style-name="T16">DuckDuckGo</text:span><text:span text:style-name="T4">)</text:span></text:p>
      <text:list xml:id="list113045315785701" text:continue-numbering="true" text:style-name="List_20_1">
        <text:list-item>
          <text:p text:style-name="P48">Consultas.</text:p>
          <text:p text:style-name="P26"><text:span text:style-name="T28">“</text:span><text:span text:style-name="T42">1000 acres dude ranch</text:span><text:span text:style-name="T30">”.</text:span></text:p>
        </text:list-item>
        <text:list-item>
          <text:p text:style-name="P48">Páginas exploradas.</text:p>
        </text:list-item>
        <text:list-item>
          <text:p text:style-name="P48">Ayuda proporcionada por el buscador.</text:p>
          <text:p text:style-name="P71"><text:span text:style-name="T53">N</text:span>inguna.</text:p>
        </text:list-item>
        <text:list-item>
          <text:p text:style-name="P48">Respuesta final.</text:p>
        </text:list-item>
      </text:list>
      <text:p text:style-name="P81"><text:span text:style-name="T15">1000</text:span><text:span text:style-name="T13">-</text:span><text:span text:style-name="T15">Acres</text:span><text:span text:style-name="T4"> (</text:span><text:span text:style-name="T16">castellano</text:span><text:span text:style-name="T4">, </text:span><text:span text:style-name="T16">DuckDuckGo</text:span><text:span text:style-name="T4">)</text:span></text:p>
      <text:list xml:id="list113045089881937" text:continue-numbering="true" text:style-name="List_20_1">
        <text:list-item>
          <text:p text:style-name="P48">Consultas.</text:p>
          <text:p text:style-name="P26"><text:span text:style-name="T28">“</text:span><text:span text:style-name="T42">1000 acres dude ranch</text:span><text:span text:style-name="T30">”.</text:span></text:p>
        </text:list-item>
        <text:list-item>
          <text:p text:style-name="P48">Páginas exploradas.</text:p>
        </text:list-item>
        <text:list-item>
          <text:p text:style-name="P48">Ayuda proporcionada por el buscador.</text:p>
          <text:p text:style-name="P71"><text:span text:style-name="T53">N</text:span>inguna.</text:p>
        </text:list-item>
        <text:list-item>
          <text:p text:style-name="P48">Respuesta final.</text:p>
        </text:list-item>
      </text:list>
      <text:p text:style-name="P82"><text:span text:style-name="T17">Antibiotic</text:span><text:span text:style-name="T4"> (inglés, Google)</text:span></text:p>
      <text:list xml:id="list113044574024365" text:continue-numbering="true" text:style-name="List_20_1">
        <text:list-item>
          <text:p text:style-name="P49">Consultas.</text:p>
          <text:p text:style-name="P27"><text:span text:style-name="T28">“</text:span><text:span text:style-name="T43">first modern antibiotic</text:span><text:span text:style-name="T30">”.</text:span></text:p>
          <text:p text:style-name="P27"><text:span text:style-name="T30">“</text:span><text:span text:style-name="T43">paul ehrlich”.</text:span></text:p>
        </text:list-item>
        <text:list-item>
          <text:p text:style-name="P49">Páginas exploradas.</text:p>
        </text:list-item>
        <text:list-item>
          <text:p text:style-name="P49">Ayuda proporcionada por el buscador.</text:p>
          <text:p text:style-name="P71">Infobox de la Wikipedia sobre el médico alemán Paul Ehrlich.</text:p>
        </text:list-item>
        <text:list-item>
          <text:p text:style-name="P49">Respuesta final.</text:p>
          <text:p text:style-name="P71">El primer antibiótico moderno es considerado la arsfenamina y fue descubierta por Paul Ehrlich.</text:p>
        </text:list-item>
      </text:list>
      <text:p text:style-name="P83"><text:soft-page-break/><text:span text:style-name="T17">Antibiotic</text:span><text:span text:style-name="T4"> (</text:span><text:span text:style-name="T18">castellano</text:span><text:span text:style-name="T4">, Google)</text:span></text:p>
      <text:list xml:id="list113044269540141" text:continue-numbering="true" text:style-name="List_20_1">
        <text:list-item>
          <text:p text:style-name="P50">Consultas.</text:p>
          <text:p text:style-name="P28"><text:span text:style-name="T28">“</text:span><text:span text:style-name="T44">primer antibiotico moderno</text:span><text:span text:style-name="T30">”.</text:span></text:p>
          <text:p text:style-name="P28"><text:span text:style-name="T30">“</text:span><text:span text:style-name="T45">antibiotico”.</text:span></text:p>
          <text:p text:style-name="P28"><text:span text:style-name="T30">“</text:span><text:span text:style-name="T43">paul ehrlich”.</text:span></text:p>
        </text:list-item>
        <text:list-item>
          <text:p text:style-name="P50">Páginas exploradas.</text:p>
        </text:list-item>
        <text:list-item>
          <text:p text:style-name="P50">Ayuda proporcionada por el buscador.</text:p>
          <text:p text:style-name="P29"><text:span text:style-name="T43">Infobox de la Wikipedia sobre </text:span><text:span text:style-name="T44">la penicilina</text:span><text:span text:style-name="T43">. </text:span><text:span text:style-name="T45">Infobox de la Wikipedia sobre los antibióticos. </text:span><text:span text:style-name="T43">Infobox de la Wikipedia sobre el médico alemán Paul Ehrlich.</text:span></text:p>
        </text:list-item>
        <text:list-item>
          <text:p text:style-name="P50">Respuesta final.</text:p>
          <text:p text:style-name="P72">El primer antibiótico moderno es considerado la arsfenamina y fue descubierta por Paul Ehrlich.</text:p>
        </text:list-item>
      </text:list>
      <text:p text:style-name="P84"><text:span text:style-name="T17">Antibiotic</text:span><text:span text:style-name="T4"> (inglés, </text:span><text:span text:style-name="T19">DuckDuckGo</text:span><text:span text:style-name="T4">)</text:span></text:p>
      <text:list xml:id="list113044395504211" text:continue-numbering="true" text:style-name="List_20_1">
        <text:list-item>
          <text:p text:style-name="P51">Consultas.</text:p>
          <text:p text:style-name="P30"><text:span text:style-name="T28">“</text:span><text:span text:style-name="T43">first modern antibiotic</text:span><text:span text:style-name="T30">”.</text:span></text:p>
          <text:p text:style-name="P30"><text:span text:style-name="T30">“</text:span><text:span text:style-name="T43">paul ehrlich”.</text:span></text:p>
        </text:list-item>
        <text:list-item>
          <text:p text:style-name="P51">Páginas exploradas.</text:p>
        </text:list-item>
        <text:list-item>
          <text:p text:style-name="P51">Ayuda proporcionada por el buscador.</text:p>
          <text:p text:style-name="P75">Noticia reciente sobre la ministra de Ciencias de Alemania y el presidente del Instituto Paul-Ehrlich. <text:span text:style-name="T55">Imágenes de Paul Ehrlich. </text:span><text:span text:style-name="T54">Infobox de la Wikipedia sobre el médico alemán Paul Ehrlich.</text:span></text:p>
        </text:list-item>
        <text:list-item>
          <text:p text:style-name="P51">Respuesta final.</text:p>
          <text:p text:style-name="P73">El primer antibiótico moderno es considerado la arsfenamina y fue descubierta por Paul Ehrlich.</text:p>
        </text:list-item>
      </text:list>
      <text:p text:style-name="P85"><text:span text:style-name="T17">Antibiotic</text:span><text:span text:style-name="T4"> (</text:span><text:span text:style-name="T20">castellano</text:span><text:span text:style-name="T4">, </text:span><text:span text:style-name="T19">DuckDuckGo</text:span><text:span text:style-name="T4">)</text:span></text:p>
      <text:list xml:id="list113045792123364" text:continue-numbering="true" text:style-name="List_20_1">
        <text:list-item>
          <text:p text:style-name="P52">Consultas.</text:p>
          <text:p text:style-name="P31"><text:span text:style-name="T28">“</text:span><text:span text:style-name="T44">primer antibiotico moderno</text:span><text:span text:style-name="T30">”.</text:span></text:p>
          <text:p text:style-name="P31"><text:span text:style-name="T30">“</text:span><text:span text:style-name="T43">paul ehrlich”.</text:span></text:p>
        </text:list-item>
        <text:list-item>
          <text:p text:style-name="P52">Páginas exploradas.</text:p>
        </text:list-item>
        <text:list-item>
          <text:p text:style-name="P52">Ayuda proporcionada por el buscador.</text:p>
          <text:p text:style-name="P75">Noticia reciente sobre la ministra de Ciencias de Alemania y el presidente del Instituto Paul-Ehrlich. <text:span text:style-name="T55">Imágenes de Paul Ehrlich. </text:span><text:span text:style-name="T54">Infobox de la Wikipedia sobre el médico alemán Paul Ehrlich.</text:span></text:p>
        </text:list-item>
        <text:list-item>
          <text:p text:style-name="P52">Respuesta final.</text:p>
          <text:p text:style-name="P74">El primer antibiótico moderno es considerado la arsfenamina y fue descubierta por Paul Ehrlich.</text:p>
        </text:list-item>
      </text:list>
      <text:p text:style-name="P86"><text:soft-page-break/><text:span text:style-name="T21">Michael-Jordan</text:span><text:span text:style-name="T4"> (inglés, Google)</text:span></text:p>
      <text:list xml:id="list113045929108316" text:continue-numbering="true" text:style-name="List_20_1">
        <text:list-item>
          <text:p text:style-name="P53">Consultas.</text:p>
          <text:p text:style-name="P32"><text:span text:style-name="T28">“</text:span><text:span text:style-name="T46">michael jordan statistician</text:span><text:span text:style-name="T30">”.</text:span></text:p>
        </text:list-item>
        <text:list-item>
          <text:p text:style-name="P53">Páginas exploradas.</text:p>
        </text:list-item>
        <text:list-item>
          <text:p text:style-name="P53">Ayuda proporcionada por el buscador.</text:p>
          <text:p text:style-name="P32"><text:span text:style-name="T43">Infobox de la Wikipedia sobre el </text:span><text:span text:style-name="T46">científico</text:span><text:span text:style-name="T43"> </text:span><text:span text:style-name="T46">estadounidense Michael Irwin Jordan</text:span><text:span text:style-name="T43">.</text:span></text:p>
        </text:list-item>
        <text:list-item>
          <text:p text:style-name="P53">Respuesta final.</text:p>
        </text:list-item>
      </text:list>
      <text:p text:style-name="P87"><text:span text:style-name="T21">Michael-Jordan</text:span><text:span text:style-name="T4"> (</text:span><text:span text:style-name="T22">castellano</text:span><text:span text:style-name="T4">, Google)</text:span></text:p>
      <text:list xml:id="list113045140961873" text:continue-numbering="true" text:style-name="List_20_1">
        <text:list-item>
          <text:p text:style-name="P54">Consultas.</text:p>
          <text:p text:style-name="P33"><text:span text:style-name="T28">“</text:span><text:span text:style-name="T46">michael jordan </text:span><text:span text:style-name="T47">estadística</text:span><text:span text:style-name="T30">”.</text:span></text:p>
          <text:p text:style-name="P33"><text:span text:style-name="T30">“</text:span><text:span text:style-name="T47">michael jordan científico”.</text:span></text:p>
          <text:p text:style-name="P33"><text:span text:style-name="T47">“michael jordan inteligencia artificial”.</text:span></text:p>
          <text:p text:style-name="P33"><text:span text:style-name="T47">“michael jordan berkeley”.</text:span></text:p>
        </text:list-item>
        <text:list-item>
          <text:p text:style-name="P54">Páginas exploradas.</text:p>
        </text:list-item>
        <text:list-item>
          <text:p text:style-name="P54">Ayuda proporcionada por el buscador.</text:p>
          <text:p text:style-name="P33"><text:span text:style-name="T43">Infobox de la Wikipedia sobre el </text:span><text:span text:style-name="T47">exjugador de baloncesto</text:span><text:span text:style-name="T43"> </text:span><text:span text:style-name="T46">estadounidense Michael </text:span><text:span text:style-name="T47">Jeffrey</text:span><text:span text:style-name="T46"> Jordan</text:span><text:span text:style-name="T43">. </text:span><text:span text:style-name="T47">Infobox de la Wikipedia sobre el científico estadounidense Michael Irwin Jordan.</text:span></text:p>
        </text:list-item>
        <text:list-item>
          <text:p text:style-name="P54">Respuesta final.</text:p>
        </text:list-item>
      </text:list>
      <text:p text:style-name="P88"><text:span text:style-name="T21">Michael-Jordan</text:span><text:span text:style-name="T4"> (inglés, </text:span><text:span text:style-name="T23">DuckDuckGo</text:span><text:span text:style-name="T4">)</text:span></text:p>
      <text:list xml:id="list113045379394693" text:continue-numbering="true" text:style-name="List_20_1">
        <text:list-item>
          <text:p text:style-name="P55">Consultas.</text:p>
          <text:p text:style-name="P34"><text:span text:style-name="T28">“</text:span><text:span text:style-name="T46">michael jordan statistician</text:span><text:span text:style-name="T30">”.</text:span></text:p>
        </text:list-item>
        <text:list-item>
          <text:p text:style-name="P55">Páginas exploradas.</text:p>
        </text:list-item>
        <text:list-item>
          <text:p text:style-name="P55">Ayuda proporcionada por el buscador.</text:p>
          <text:p text:style-name="P76"><text:span text:style-name="T54">N</text:span>inguna.</text:p>
        </text:list-item>
        <text:list-item>
          <text:p text:style-name="P55">Respuesta final.</text:p>
        </text:list-item>
      </text:list>
      <text:p text:style-name="P88"><text:span text:style-name="T21">Michael-Jordan</text:span><text:span text:style-name="T4"> (</text:span><text:span text:style-name="T23">castellano</text:span><text:span text:style-name="T4">, </text:span><text:span text:style-name="T23">DuckDuckGo</text:span><text:span text:style-name="T4">)</text:span></text:p>
      <text:list xml:id="list113044639272369" text:continue-numbering="true" text:style-name="List_20_1">
        <text:list-item>
          <text:p text:style-name="P55">Consultas.</text:p>
          <text:p text:style-name="P35"><text:span text:style-name="T28">“</text:span><text:span text:style-name="T46">michael jordan </text:span><text:span text:style-name="T47">estadística</text:span><text:span text:style-name="T30">”.</text:span></text:p>
          <text:p text:style-name="P35"><text:span text:style-name="T30">“</text:span><text:span text:style-name="T47">michael jordan científico”.</text:span></text:p>
          <text:p text:style-name="P35"><text:span text:style-name="T47">“michael </text:span><text:span text:style-name="T48">irwin jordan</text:span><text:span text:style-name="T47">”.</text:span></text:p>
        </text:list-item>
        <text:list-item>
          <text:p text:style-name="P55"><text:soft-page-break/>Páginas exploradas.</text:p>
        </text:list-item>
        <text:list-item>
          <text:p text:style-name="P55">Ayuda proporcionada por el buscador.</text:p>
          <text:p text:style-name="P77">Infobox sobre la página de Berkeley de Michael Irwin Jordan.</text:p>
        </text:list-item>
        <text:list-item>
          <text:p text:style-name="P55">Respuesta fin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5:46.185324536</meta:creation-date>
    <dc:date>2020-09-22T11:27:08.996395710</dc:date>
    <meta:editing-duration>PT2H32M2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12" meta:paragraph-count="314" meta:word-count="1650" meta:character-count="10540" meta:non-whitespace-character-count="9477"/>
  </office:meta>
</office:document-meta>
</file>